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102cm" svg:stroke-color="#000000" draw:marker-start="" draw:marker-start-width="0.428cm" draw:marker-start-center="false" draw:marker-end="" draw:marker-end-width="0.42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28cm" draw:marker-start-center="false" draw:marker-end="" draw:marker-end-width="0.42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02cm" svg:stroke-color="#000000" draw:marker-start="" draw:marker-start-width="0.428cm" draw:marker-start-center="false" draw:marker-end="" draw:marker-end-width="0.42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02cm" svg:stroke-color="#000000" draw:marker-start="" draw:marker-start-width="0.428cm" draw:marker-start-center="false" draw:marker-end="" draw:marker-end-width="0.42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428cm" draw:marker-start-center="false" draw:marker-end="" draw:marker-end-width="0.42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objectwithoutfill" style:list-style-name="L1">
      <style:graphic-properties draw:stroke="solid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76cm" draw:marker-start-width="0.389cm" draw:marker-end="Arrow" draw:marker-end-width="0.489cm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standard">
      <style:graphic-properties svg:stroke-width="0.076cm" draw:marker-start-width="0.313cm" draw:marker-end="Arrow" draw:marker-end-width="0.413cm" draw:textarea-horizontal-align="center" draw:textarea-vertical-align="middle" fo:padding-top="0.162cm" fo:padding-bottom="0.162cm" fo:padding-left="0.287cm" fo:padding-right="0.287cm"/>
    </style:style>
    <style:style style:name="gr1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147cm" svg:y="3.8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7.227cm" svg:y="3.80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5.322cm 3.81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custom-shape draw:style-name="gr2" draw:text-style-name="P2" draw:layer="layout" svg:width="1.905cm" svg:height="1.905cm" draw:transform="rotate (1.5707963267946) translate (7.862cm 6.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polyline draw:style-name="gr3" draw:text-style-name="P2" draw:layer="layout" svg:width="-0.952cm" svg:height="-0.951cm" svg:x="9.292cm" svg:y="6.51cm" svg:viewBox="0 0 -953 -952" draw:points="0,-12068 953,-12068 953,-13020 0,-13020">
            <text:p/>
          </draw:polyline>
        </draw:g>
        <draw:g draw:id="id3">
          <draw:custom-shape draw:style-name="gr4" draw:text-style-name="P2" draw:layer="layout" svg:width="1.905cm" svg:height="1.905cm" svg:x="2.78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5" draw:text-style-name="P2" draw:layer="layout" svg:width="0.952cm" svg:height="0.952cm" draw:transform="rotate (-1.57079632679579) translate (4.2115cm 5.55699999999916cm)" svg:viewBox="0 0 953 953" draw:points="953,-7470 0,-7470 0,-8423 953,-8423">
            <text:p/>
          </draw:polyline>
        </draw:g>
        <draw:g draw:id="id2">
          <draw:custom-shape draw:style-name="gr6" draw:text-style-name="P2" draw:layer="layout" svg:width="1.905cm" svg:height="1.905cm" draw:transform="rotate (-1.57079632679579) translate (2.147cm 5.08cm)">
            <text:p/>
            <draw:enhanced-geometry svg:viewBox="0 0 21600 21600" draw:type="rectangle" draw:enhanced-path="M 0 0 L 21600 0 21600 21600 0 21600 0 0 Z N"/>
          </draw:custom-shape>
          <draw:polyline draw:style-name="gr7" draw:text-style-name="P2" draw:layer="layout" svg:width="-0.952cm" svg:height="-0.951cm" svg:x="1.67cm" svg:y="6.51cm" svg:viewBox="0 0 -953 -952" draw:points="953,-12068 0,-12068 0,-13020 953,-13020">
            <text:p/>
          </draw:polyline>
        </draw:g>
        <draw:g draw:id="id1">
          <draw:custom-shape draw:style-name="gr8" draw:text-style-name="P2" draw:layer="layout" svg:width="1.905cm" svg:height="1.905cm" svg:x="4.052cm" svg:y="0.635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2" draw:layer="layout" svg:width="0.952cm" svg:height="0.952cm" draw:transform="rotate (-1.57079632679579) translate (5.4815cm 1.11199999999916cm)" svg:viewBox="0 0 953 953" draw:points="953,-10010 0,-10010 0,-10963 953,-10963">
            <text:p/>
          </draw:polyline>
        </draw:g>
        <draw:g draw:id="id4">
          <draw:custom-shape draw:style-name="gr10" draw:text-style-name="P2" draw:layer="layout" svg:width="1.905cm" svg:height="1.905cm" svg:x="5.322cm" svg:y="5.08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952cm" svg:height="0.952cm" draw:transform="rotate (-1.57079632679579) translate (6.7515cm 5.55699999999916cm)" svg:viewBox="0 0 953 953" draw:points="953,-12550 0,-12550 0,-13503 953,-13503">
            <text:p/>
          </draw:polyline>
        </draw:g>
        <draw:custom-shape draw:style-name="gr1" draw:text-style-name="P1" draw:layer="layout" svg:width="0.635cm" svg:height="0.635cm" draw:transform="rotate (-1.57079632679579) translate (0.877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0.877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2.142cm 7.62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2.782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4.052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4.052cm" svg:y="7.6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5.322cm" svg:y="7.6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6.592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6.592cm" svg:y="7.6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8.492cm 7.62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8.497cm" svg:y="7.6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9.766cm 7.6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draw:layer="layout" draw:line-skew="-0.634cm" svg:x1="5.004cm" svg:y1="2.54cm" svg:x2="1.194cm" svg:y2="5.08cm" draw:start-shape="id1" draw:start-glue-point="2" draw:end-shape="id2" draw:end-glue-point="0" svg:d="m5004 2540v635h-3810v1905">
          <text:p/>
        </draw:connector>
        <draw:connector draw:style-name="gr12" draw:text-style-name="P1" draw:layer="layout" draw:line-skew="-0.634cm" svg:x1="5.004cm" svg:y1="2.54cm" svg:x2="3.734cm" svg:y2="5.08cm" draw:start-shape="id1" draw:start-glue-point="2" draw:end-shape="id3" draw:end-glue-point="0" svg:d="m5004 2540v635h-1270v1905">
          <text:p/>
        </draw:connector>
        <draw:connector draw:style-name="gr13" draw:text-style-name="P1" draw:layer="layout" draw:line-skew="-0.634cm" svg:x1="5.004cm" svg:y1="2.54cm" svg:x2="6.274cm" svg:y2="5.08cm" draw:start-shape="id1" draw:start-glue-point="2" draw:end-shape="id4" draw:end-glue-point="0" svg:d="m5004 2540v635h1270v1905">
          <text:p/>
        </draw:connector>
        <draw:connector draw:style-name="gr12" draw:text-style-name="P1" draw:layer="layout" draw:line-skew="-0.632cm" svg:x1="5.004cm" svg:y1="2.54cm" svg:x2="8.814cm" svg:y2="5.076cm" draw:start-shape="id1" draw:start-glue-point="2" draw:end-shape="id5" draw:end-glue-point="0" svg:d="m5004 2540v635h3810v1901">
          <text:p/>
        </draw:connector>
      </draw:page>
      <draw:page draw:name="page2" draw:style-name="dp1" draw:master-page-name="Default">
        <draw:custom-shape draw:style-name="gr14" draw:text-style-name="P1" draw:layer="layout" svg:width="0.635cm" svg:height="0.635cm" svg:x="2.147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635cm" svg:height="0.635cm" svg:x="7.227cm" svg:y="4.4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635cm" svg:height="0.635cm" draw:transform="rotate (-1.57079632679579) translate (5.32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0.877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0.877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2.142cm 4.445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2.782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4.05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4.052cm" svg:y="4.4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5.322cm" svg:y="4.44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6.592cm 4.44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6.592cm" svg:y="4.4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8.492cm 4.445cm)">
          <text:p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svg:x="8.497cm" svg:y="4.4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635cm" draw:transform="rotate (-1.57079632679579) translate (9.766cm 4.439cm)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16" draw:text-style-name="P1" draw:layer="layout" svg:width="-0.952cm" svg:height="-0.951cm" svg:x="6.434cm" svg:y="3.493cm" svg:viewBox="0 0 -953 -952" draw:points="0,-6034 953,-6034 953,-6986 0,-6986">
            <text:p/>
          </draw:polyline>
          <draw:polyline draw:style-name="gr16" draw:text-style-name="P1" draw:layer="layout" svg:width="0.952cm" svg:height="0.952cm" draw:transform="rotate (-1.57079632679579) translate (4.5285cm 0.634999999999152cm)" svg:viewBox="0 0 953 953" draw:points="953,-8104 0,-8104 0,-9057 953,-9057">
            <text:p/>
          </draw:polyline>
          <draw:polyline draw:style-name="gr16" draw:text-style-name="P1" draw:layer="layout" svg:width="-0.952cm" svg:height="-0.951cm" svg:x="4.527cm" svg:y="3.493cm" svg:viewBox="0 0 -953 -952" draw:points="953,-6034 0,-6034 0,-6986 953,-6986">
            <text:p/>
          </draw:polyline>
          <draw:polyline draw:style-name="gr16" draw:text-style-name="P1" draw:layer="layout" svg:width="0.952cm" svg:height="0.952cm" draw:transform="rotate (-1.57079632679579) translate (6.4335cm 0.635250393699941cm)" svg:viewBox="0 0 953 953" draw:points="953,-11914 0,-11914 0,-12867 953,-12867">
            <text:p/>
          </draw:polyline>
          <draw:line draw:style-name="gr17" draw:text-style-name="P1" draw:layer="layout" svg:x1="3.575cm" svg:y1="2.541cm" svg:x2="3.576cm" svg:y2="1.588cm">
            <text:p/>
          </draw:line>
          <draw:line draw:style-name="gr17" draw:text-style-name="P1" draw:layer="layout" svg:x1="4.529cm" svg:y1="1.588cm" svg:x2="5.481cm" svg:y2="1.588cm">
            <text:p/>
          </draw:line>
          <draw:line draw:style-name="gr17" draw:text-style-name="P1" draw:layer="layout" svg:x1="6.434cm" svg:y1="1.588cm" svg:x2="6.434cm" svg:y2="2.5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04T20:57:22</meta:creation-date>
    <dc:date>2010-08-15T14:39:06</dc:date>
    <dc:creator>Quignon </dc:creator>
    <meta:editing-duration>PT01H44M26S</meta:editing-duration>
    <meta:editing-cycles>4</meta:editing-cycles>
    <meta:generator>OpenOffice.org/3.2$Linux OpenOffice.org_project/320m12$Build-9483</meta:generator>
    <meta:document-statistic meta:object-count="57"/>
  </office:meta>
</office:document-meta>
</file>